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ize="18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84cm" svg:height="7.24cm" svg:x="3.378cm" svg:y="2.198cm">
          <text:p text:style-name="P1"><text:span text:style-name="T1"><text:s text:c="14"/>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controls" svg:x1="3.404cm" svg:y1="9.438cm" svg:x2="13.183cm" svg:y2="9.438cm">
          <text:p/>
        </draw:line>
        <draw:line draw:style-name="gr2" draw:text-style-name="P1" draw:layer="controls" svg:x1="3.412cm" svg:y1="9.43cm" svg:x2="3.412cm" svg:y2="0.692cm">
          <text:p/>
        </draw:line>
        <draw:frame draw:style-name="gr3" draw:text-style-name="P3" draw:layer="controls" svg:width="1.984cm" svg:height="0.962cm" svg:x="2.134cm" svg:y="9.373cm">
          <draw:text-box>
            <text:p><text:span text:style-name="T2">(0, 0)</text:span></text:p>
          </draw:text-box>
        </draw:frame>
        <draw:frame draw:style-name="gr3" draw:text-style-name="P3" draw:layer="controls" svg:width="1.912cm" svg:height="0.962cm" svg:x="9.548cm" svg:y="1.299cm">
          <draw:text-box>
            <text:p><text:span text:style-name="T2">(z, z)</text:span></text:p>
          </draw:text-box>
        </draw:frame>
        <draw:frame draw:style-name="gr3" draw:text-style-name="P3" draw:layer="controls" svg:width="1.95cm" svg:height="0.962cm" svg:x="1.245cm" svg:y="1.372cm">
          <draw:text-box>
            <text:p><text:span text:style-name="T2">(0, z)</text:span></text:p>
          </draw:text-box>
        </draw:frame>
        <draw:frame draw:style-name="gr3" draw:text-style-name="P3" draw:layer="controls" svg:width="2.161cm" svg:height="0.962cm" svg:x="1.207cm" svg:y="3.991cm">
          <draw:text-box>
            <text:p><text:span text:style-name="T2">(0, m)</text:span></text:p>
          </draw:text-box>
        </draw:frame>
        <draw:custom-shape draw:style-name="gr4" draw:text-style-name="P1" draw:layer="layout" svg:width="5.588cm" svg:height="4.699cm" svg:x="3.418cm" svg:y="4.69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84cm" svg:height="0.962cm" svg:x="7.763cm" svg:y="9.398cm">
          <draw:text-box>
            <text:p><text:span text:style-name="T2">(n, 0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06cm" fo:margin-left="0.016cm" fo:margin-right="0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6T13:30:00</meta:creation-date>
    <dc:date>2013-05-03T12:59:42</dc:date>
    <meta:editing-duration>P1DT1H7M59S</meta:editing-duration>
    <meta:editing-cycles>8</meta:editing-cycles>
    <meta:generator>LibreOffice/3.5$MacOSX_x86 LibreOffice_project/e0fbe70-dcba98b-297ab39-994e618-0f858f0</meta:generator>
    <meta:document-statistic meta:object-count="9"/>
  </office:meta>
</office:document-meta>
</file>